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stservProcessor.getCommandListserv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stservProcessor.checkAnnouncements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stservProcessor.getBoolean( String attrName , boolean def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ListservProcessor.initUsersReposi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stservProcessor.checkMembers( Collection members ,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stservProcessor.getField( Object instan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mandListservProcessor.service( Mail m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mandListservProcesso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mandListservProcessor.getString( String attrName , String def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ListservProcessor.getMem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mandListservProcessor.prepareListMessage( Mail mail , MailAddress listservAdd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mandListservProcessor.checkBeenThere( MailAddress listservAddr ,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stservProcessor.setSubject( Mime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mandListservProcessor.addFooter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Processor.initAllowedPosters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mandListservProcessor.getCommandListservFoo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stservProcessor.initializ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stservProcessor.checkAllowedPoster( Mail mail , Collection memb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